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980" officeooo:paragraph-rsid="00059980"/>
    </style:style>
    <style:style style:name="P2" style:family="paragraph" style:parent-style-name="Standard">
      <style:paragraph-properties fo:text-align="justify" style:justify-single-word="false"/>
      <style:text-properties officeooo:rsid="00059980" officeooo:paragraph-rsid="0005998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59980" officeooo:paragraph-rsid="0005998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59980" officeooo:paragraph-rsid="0005998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6f076" officeooo:paragraph-rsid="0006f07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59980" officeooo:paragraph-rsid="00059980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6f076" officeooo:paragraph-rsid="0006f07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rsid="0006f076" officeooo:paragraph-rsid="0006f0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ÉTODO DE FALSA POSICIÓN</text:p>
      <text:p text:style-name="P3"/>
      <text:p text:style-name="P4">PROGRAMA PRINCIPAL</text:p>
      <text:p text:style-name="P6">El objetivo de este programa será el de aproximar las raíces de una función utilizando el método de falsa posición.</text:p>
      <text:p text:style-name="P6"/>
      <text:p text:style-name="P6">Será necesario declarar las siguientes variables:</text:p>
      <text:p text:style-name="P1"/>
      <text:p text:style-name="P1">REAL::a,b,c <text:s text:c="7"/>: Límites del intervalo donde se aproximará la raíz.</text:p>
      <text:p text:style-name="P1">REAL::f,x <text:s text:c="10"/>: Función a la cual aproximaremos su raíz, junto a su argumento.</text:p>
      <text:p text:style-name="P1">REAL::tol <text:s text:c="10"/>: Tolerancia de error.</text:p>
      <text:p text:style-name="P1">REAL::aprox <text:s text:c="5"/>: Aproximación resultante.</text:p>
      <text:p text:style-name="P1">REAL::sig <text:s text:c="10"/>: Contador para verificar el cambio de signo.</text:p>
      <text:p text:style-name="P1">INTEGER::i <text:s text:c="7"/>: Contador.</text:p>
      <text:p text:style-name="P1"/>
      <text:p text:style-name="P1">ALGORITMO</text:p>
      <text:p text:style-name="P2">1. El programa le dará la bienvenida al usuario y le explicará sus funciones.</text:p>
      <text:p text:style-name="P2">2. El programa le pedirá al usuario que ingrese el valor inicial y el valor final del intervalo.</text:p>
      <text:p text:style-name="P2">3. El programa utilizará el criterio de cambio de signo para verificar si existe una raíz dentro de ese intervalo; de ser así, continuamos al paso 4; de no ser así, volvemos al paso 2.</text:p>
      <text:p text:style-name="P2">4. El programa utilizará un DO WHILE de la siguiente manera:</text:p>
      <text:p text:style-name="P2"><text:s text:c="4"/>DO WHILE(abs(f(aprox))&gt;tol)</text:p>
      <text:p text:style-name="P2">lo que asegurará que funcione hasta que la función evaluada en ese intervalo sea menor a la tolerancia de error. </text:p>
      <text:p text:style-name="P2">5. El programa utilizará el criterio de falsa posición para aproximar nuestra variable aprox de la siguiente manera:</text:p>
      <text:p text:style-name="P2">aprox = a - (f(a)*(b-a))/(f(b)-f(a))</text:p>
      <text:p text:style-name="P2">Después, verificara el cambio de signo que exista entre la función y nuestros aproximados para establecer nuestro nuevo intervalo.</text:p>
      <text:p text:style-name="P8">6. El programa continuará con el ciclo hasta que nuestra aproximación sea igual a una raíz.</text:p>
      <text:p text:style-name="P8"/>
      <text:p text:style-name="P5">FIN DEL PROGRAMA PRINCIPAL</text:p>
      <text:p text:style-name="P5"/>
      <text:p text:style-name="P5">FUNCIÓN</text:p>
      <text:p text:style-name="P7">El objetivo de esta pieza de código será el de establecer una función a la cuál le aproximaremos la raíz.</text:p>
      <text:p text:style-name="P7"/>
      <text:p text:style-name="P7">Será necesario declarar las siguientes variables:</text:p>
      <text:p text:style-name="P7">REAL,INTENT(IN)::x <text:s text:c="3"/>: Argumento de nuestra función.</text:p>
      <text:p text:style-name="P7">REAL::f <text:s text:c="26"/>: Función a evaluar.</text:p>
      <text:p text:style-name="P7"/>
      <text:p text:style-name="P7">En este caso particular, nuestra función a evaluar será la siguiente:</text:p>
      <text:p text:style-name="P7"/>
      <text:p text:style-name="P7">f = (2*x**2) – (4*x) -6</text:p>
      <text:p text:style-name="P7"/>
      <text:p text:style-name="P5">FIN DE LA FUNCIÓN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8:45:59.505084629</meta:creation-date>
    <dc:date>2018-10-29T19:02:15.836027841</dc:date>
    <meta:editing-duration>PT4M</meta:editing-duration>
    <meta:editing-cycles>1</meta:editing-cycles>
    <meta:document-statistic meta:table-count="0" meta:image-count="0" meta:object-count="0" meta:page-count="1" meta:paragraph-count="30" meta:word-count="297" meta:character-count="1886" meta:non-whitespace-character-count="1535"/>
    <meta:generator>LibreOffice/6.0.3.2$Linux_X86_64 LibreOffice_project/00m0$Build-2</meta:generator>
  </office:meta>
</office:document-meta>
</file>